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2.2313in"/>
    </style:style>
    <style:style style:name="Table1.C" style:family="table-column">
      <style:table-column-properties style:column-width="2.2319in"/>
    </style:style>
    <style:style style:name="Table1.1" style:family="table-row">
      <style:table-row-properties fo:keep-together="auto"/>
    </style:style>
    <style:style style:name="Table1.A1" style:family="table-cell">
      <style:table-cell-properties style:vertical-align="" fo:background-color="#00ff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5">
      <style:paragraph-properties fo:margin-left="0.5in" fo:margin-right="0in" fo:margin-top="0in" fo:margin-bottom="0.0429in" loext:contextual-spacing="false" fo:text-indent="-0.25in" style:auto-text-indent="false"/>
    </style:style>
    <style:style style:name="P29" style:family="paragraph" style:parent-style-name="Standard" style:list-style-name="WWNum2">
      <style:paragraph-properties fo:margin-left="0.5in" fo:margin-right="0in" fo:margin-top="0in" fo:margin-bottom="0.0429in" loext:contextual-spacing="false" fo:text-indent="-0.25in" style:auto-text-indent="false"/>
    </style:style>
    <style:style style:name="P30" style:family="paragraph" style:parent-style-name="Standard" style:list-style-name="WWNum3">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3">
      <style:paragraph-properties fo:margin-left="1in" fo:margin-right="0in" fo:margin-top="0in" fo:margin-bottom="0in" loext:contextual-spacing="false" fo:text-indent="-0.25in" style:auto-text-indent="false"/>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4"/>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as operativos en red</text:span><text:span text:style-name="T2"><text:line-break/></text:span><text:span text:style-name="T3">UD 06. Actividades Evaluables 03</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6. Actividades evaluables 03</text:span></text:p>
      <text:list xml:id="list3956648533" text:style-name="WWNum4">
        <text:list-item>
          <text:p text:style-name="P38"><text:bookmark text:name="_dbh0n1vac4c8"/>Fecha de entrega</text:p>
        </text:list-item>
      </text:list>
      <text:p text:style-name="Standard"><text:span text:style-name="T10">Fecha límite de entrega: </text:span><text:span text:style-name="T20">Jueves 30 de nov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12325917089571" text:continue-numbering="true" text:style-name="WWNum4">
        <text:list-item>
          <text:p text:style-name="P38"><text:bookmark text:name="_9maybllx2a09"/>Observaciones previas a la realización de tareas evaluables</text:p>
        </text:list-item>
      </text:list>
      <text:list xml:id="list2563266025" text:style-name="WWNum5">
        <text:list-item>
          <text:p text:style-name="P23">Salvo excepciones que lo indique en cada actividad, deberás generar un único documento para todo el boletín y en ese documento incluir la respuesta a cada actividad.</text:p>
        </text:list-item>
      </text:list>
      <text:list xml:id="list4240278011" text:style-name="WWNum1">
        <text:list-item>
          <text:list>
            <text:list-item>
              <text:p text:style-name="P31">Si para la entrega se requiere entregar varios ficheros, entrégalos comprimido en un único fichero con extensión “.zip”.</text:p>
            </text:list-item>
          </text:list>
        </text:list-item>
      </text:list>
      <text:list xml:id="list112326438892545" text:continue-list="list2563266025" text:style-name="WWNum5">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8">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12326364316354" text:continue-list="list112325917089571" text:style-name="WWNum4">
        <text:list-item>
          <text:p text:style-name="P38"><text:bookmark text:name="_4owcmsjlyn6b"/>Actividad 01</text:p>
        </text:list-item>
      </text:list>
      <text:p text:style-name="Standard"><text:span text:style-name="T20">Este trabajo lo debéis realizar con vuestro compañero de al lado, aunque cada uno deberá hacer su propio documento explicativo.</text:span></text:p>
      <text:p text:style-name="Standard">La empresa SerraWork trabaja dando servicio técnico informático a empresas. En esta empresa trabajan una serie de empleados divididos en tres departamentos: marketing, contabilidad y técnico.</text:p>
      <text:p text:style-name="Standard">En la empresa se utilizan 2 equipos informáticos con Windows 10 y un equipo con Ubuntu Linux . Se debe compartir desde uno de los dos equipos informáticos:</text:p>
      <text:list xml:id="list2718883251" text:style-name="WWNum2">
        <text:list-item>
          <text:p text:style-name="P24">En uno de los Windows, una carpeta compartida llamada como el departamento (“Marketing”, “Contabilidad” y “Técnico”) que solo sea accesible a miembros de cada uno de sus grupos.</text:p>
        </text:list-item>
        <text:list-item>
          <text:p text:style-name="P29">En el otro equipo Windows, se debe instalar una impresora PDF (como por ejemplo) <text:a xlink:type="simple" xlink:href="https://www.bullzip.com/products/pdf/info.php" text:style-name="ListLabel_20_37" text:visited-style-name="ListLabel_20_37"><text:span text:style-name="T22">https://www.bullzip.com/products/pdf/info.php</text:span></text:a> y compartirla para los usuarios miembros del departamento de “Marketing”.</text:p>
        </text:list-item>
      </text:list>
      <text:p text:style-name="Standard">Se desea instalar y configurar un dominio con Active Directory para organizar y facilitar la administración de toda la red y de los recursos disponibles en la misma. Para ello, se hará uso de un servidor donde se instalará y configurará Windows Server 2022 haciendo de controlador del dominio de la empresa.</text:p>
      <text:p text:style-name="Standard"><text:soft-page-break/>La empresa cuenta con los siguientes empleados:</text:p>
      <text:p text:style-name="Standard"/>
      <text:p text:style-name="Standard"/>
      <table:table table:name="Table1" table:style-name="Table1">
        <table:table-column table:style-name="Table1.A" table:number-columns-repeated="2"/>
        <table:table-column table:style-name="Table1.C"/>
        <table:table-row table:style-name="Table1.1">
          <table:table-cell table:style-name="Table1.A1" office:value-type="string">
            <text:p text:style-name="P34"><text:span text:style-name="T10">Empleado</text:span></text:p>
          </table:table-cell>
          <table:table-cell table:style-name="Table1.A1" office:value-type="string">
            <text:p text:style-name="P19"><text:span text:style-name="T10">Nombre de Usuario</text:span></text:p>
          </table:table-cell>
          <table:table-cell table:style-name="Table1.A1" office:value-type="string">
            <text:p text:style-name="P19"><text:span text:style-name="T10">Departamento</text:span></text:p>
          </table:table-cell>
        </table:table-row>
        <table:table-row table:style-name="Table1.1">
          <table:table-cell table:style-name="Table1.A2" office:value-type="string">
            <text:p text:style-name="P35">Cristina Ronaldo</text:p>
          </table:table-cell>
          <table:table-cell table:style-name="Table1.B2" office:value-type="string">
            <text:p text:style-name="P35">cronaldo</text:p>
          </table:table-cell>
          <table:table-cell table:style-name="Table1.C2" office:value-type="string">
            <text:p text:style-name="P35">Marketing</text:p>
          </table:table-cell>
        </table:table-row>
        <table:table-row table:style-name="Table1.1">
          <table:table-cell table:style-name="Table1.A3" office:value-type="string">
            <text:p text:style-name="P35">Elena Nito</text:p>
          </table:table-cell>
          <table:table-cell table:style-name="Table1.B3" office:value-type="string">
            <text:p text:style-name="P35">enito</text:p>
          </table:table-cell>
          <table:table-cell table:style-name="Table1.C3" office:value-type="string">
            <text:p text:style-name="P20">Marketing</text:p>
          </table:table-cell>
        </table:table-row>
        <table:table-row table:style-name="Table1.1">
          <table:table-cell table:style-name="Table1.A4" office:value-type="string">
            <text:p text:style-name="P35">Andrés Trozado</text:p>
          </table:table-cell>
          <table:table-cell table:style-name="Table1.B4" office:value-type="string">
            <text:p text:style-name="P35">atrozado</text:p>
          </table:table-cell>
          <table:table-cell table:style-name="Table1.C4" office:value-type="string">
            <text:p text:style-name="P35">Contabilidad</text:p>
          </table:table-cell>
        </table:table-row>
        <table:table-row table:style-name="Table1.1">
          <table:table-cell table:style-name="Table1.A5" office:value-type="string">
            <text:p text:style-name="P35">Alba Sura</text:p>
          </table:table-cell>
          <table:table-cell table:style-name="Table1.B5" office:value-type="string">
            <text:p text:style-name="P35">asura</text:p>
          </table:table-cell>
          <table:table-cell table:style-name="Table1.C5" office:value-type="string">
            <text:p text:style-name="P35">Contabilidad</text:p>
          </table:table-cell>
        </table:table-row>
        <table:table-row table:style-name="Table1.1">
          <table:table-cell table:style-name="Table1.A6" office:value-type="string">
            <text:p text:style-name="P35">Helen Chufe</text:p>
          </table:table-cell>
          <table:table-cell table:style-name="Table1.B6" office:value-type="string">
            <text:p text:style-name="P35">hchufe</text:p>
          </table:table-cell>
          <table:table-cell table:style-name="Table1.C6" office:value-type="string">
            <text:p text:style-name="P35">Técnico</text:p>
          </table:table-cell>
        </table:table-row>
        <table:table-row table:style-name="Table1.1">
          <table:table-cell table:style-name="Table1.A7" office:value-type="string">
            <text:p text:style-name="P35">Armando Guerra</text:p>
          </table:table-cell>
          <table:table-cell table:style-name="Table1.B7" office:value-type="string">
            <text:p text:style-name="P35">aguerra</text:p>
          </table:table-cell>
          <table:table-cell table:style-name="Table1.C7" office:value-type="string">
            <text:p text:style-name="P35">Técnico</text:p>
          </table:table-cell>
        </table:table-row>
        <table:table-row table:style-name="Table1.1">
          <table:table-cell table:style-name="Table1.A8" office:value-type="string">
            <text:p text:style-name="P35">Lola Mento</text:p>
          </table:table-cell>
          <table:table-cell table:style-name="Table1.B8" office:value-type="string">
            <text:p text:style-name="P35">lmento</text:p>
          </table:table-cell>
          <table:table-cell table:style-name="Table1.C8" office:value-type="string">
            <text:p text:style-name="P35">Técnico</text:p>
          </table:table-cell>
        </table:table-row>
      </table:table>
      <text:p text:style-name="Standard">Se desea configurar el sistema de forma que sea lo más flexible posible y que facilite las tareas de administración, dado que se prevé que en un futuro cercano la empresa crezca al fusionarse con otra empresa del sector, ampliando el número de empleados drásticamente.</text:p>
      <text:p text:style-name="Standard">Para facilitar la creación de cuentas de usuario, se pide crear plantillas de usuario para cada uno de los departamentos de la empresa, puesto que todos los usuarios de cada departamento comparten una serie de características.</text:p>
      <text:list xml:id="list1679723922" text:style-name="WWNum3">
        <text:list-item>
          <text:p text:style-name="P25">Todos los usuarios tendrán perfiles móviles y un directorio de datos en el servidor que se conectará automáticamente a la unidad X:</text:p>
          <text:list>
            <text:list-item>
              <text:p text:style-name="P33">Dependiendo del departamento al que pertenezcan los usuarios, tendrán ciertas limitaciones:</text:p>
              <text:list>
                <text:list-item>
                  <text:p text:style-name="P36">Marketing: <text:s/>Trabajarán de lunes a viernes de 10:00 a 14:00 y de 17:00 a 20:00.</text:p>
                </text:list-item>
                <text:list-item>
                  <text:p text:style-name="P36">Contabilidad: <text:s text:c="4"/>Trabajarán de lunes a viernes de 7:00 a 15:00.</text:p>
                </text:list-item>
                <text:list-item>
                  <text:p text:style-name="P36">Técnico: Podrán trabajar de lunes a viernes de 7:00 a 22:00. <text:s/>Sábados: 9:00 a <text:s text:c="4"/>14:00.</text:p>
                </text:list-item>
              </text:list>
            </text:list-item>
            <text:list-item>
              <text:p text:style-name="P33">Como se prevé que la empresa va a crecer en breve, vamos a utilizar plantillas de usuarios. Deberás <text:s text:c="2"/>crear las siguientes plantillas y configurarlas para facilitarte el trabajo posterior de creación <text:s text:c="4"/>de usuarios.</text:p>
              <text:list>
                <text:list-item>
                  <text:p text:style-name="P36">_usuarioMarketing</text:p>
                </text:list-item>
                <text:list-item>
                  <text:p text:style-name="P36">_usuarioContabilidad</text:p>
                </text:list-item>
                <text:list-item>
                  <text:p text:style-name="P36">_usuarioTecnico</text:p>
                </text:list-item>
              </text:list>
            </text:list-item>
          </text:list>
        </text:list-item>
        <text:list-item>
          <text:p text:style-name="P27">Debes configurar las siguientes políticas de seguridad, que afectan a los empleados de marketing y contabilidad, los que no pueden:</text:p>
          <text:list>
            <text:list-item>
              <text:p text:style-name="P33">Cambiar el escritorio</text:p>
            </text:list-item>
            <text:list-item>
              <text:p text:style-name="P33">Acceder al panel de control y Configuración</text:p>
            </text:list-item>
            <text:list-item>
              <text:p text:style-name="P33">Apagar, reiniciar, suspender e hibernar sus equipos</text:p>
            </text:list-item>
            <text:list-item>
              <text:p text:style-name="P33"><text:soft-page-break/>No tienen acceso al símbolo del sistema</text:p>
            </text:list-item>
            <text:list-item>
              <text:p text:style-name="P33">No pueden instalar software</text:p>
            </text:list-item>
            <text:list-item>
              <text:p text:style-name="P33">No pueden conectar unidades extraíbles (USB)</text:p>
            </text:list-item>
          </text:list>
        </text:list-item>
        <text:list-item>
          <text:p text:style-name="P30">Una vez creado configurado el servidor de dominio, debes añadir los dos equipos Windows y el equipo Linux de los empleados al dominio y probar que todas las configuraciones funcionan tal y como se esperaba. Demuestra este proceso con capturas de pantalla y explicando los pasos que consideres oportunos.</text:p>
        </text:list-item>
      </text:list>
      <text:p text:style-name="P10"><text:span text:style-name="T9"><text:s/>📕 </text:span><text:span text:style-name="T10">A entregar: </text:span>documento con capturas explicando todo el proc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Actividades evaluables 03</text:span></text:p>
      </style:header>
      <style:footer>
        <text:p text:style-name="MP4"><text:span text:style-name="MT1">CFGM Sistemas Microinformáticos y Redes<text:tab/><text:tab/>Unidad 06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4" meta:paragraph-count="83" meta:word-count="881" meta:character-count="5478" meta:non-whitespace-character-count="4678"/>
    <meta:generator>LibreOfficeDev/6.0.5.2$Linux_X86_64 LibreOffice_project/</meta:generator>
  </office:meta>
</office:document-meta>
</file>